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text-properties fo:language="ru" fo:country="RU"/>
    </style:style>
    <style:style style:name="P6" style:family="paragraph" style:parent-style-name="Standard">
      <style:text-properties fo:language="ru" fo:country="RU" fo:font-weight="bold" style:font-weight-asian="bold" style:font-weight-complex="bold"/>
    </style:style>
    <style:style style:name="P7" style:family="paragraph" style:parent-style-name="Standard">
      <style:text-properties fo:color="#0000cc" fo:language="en" fo:country="US" fo:font-weight="bold" style:font-weight-asian="bold" style:font-weight-complex="bold"/>
    </style:style>
    <style:style style:name="P8" style:family="paragraph" style:parent-style-name="Standard">
      <style:text-properties fo:color="#0000cc" fo:language="en" fo:country="US" fo:font-weight="normal" style:font-weight-asian="normal" style:font-weight-complex="normal"/>
    </style:style>
    <style:style style:name="P9" style:family="paragraph" style:parent-style-name="Standard">
      <style:text-properties fo:color="#0000cc" fo:language="ru" fo:country="RU" fo:font-weight="bold" style:font-weight-asian="bold" style:font-weight-complex="bold"/>
    </style:style>
    <style:style style:name="P10" style:family="paragraph" style:parent-style-name="Standard">
      <style:text-properties fo:color="#0000cc" fo:language="ru" fo:country="RU" fo:font-weight="normal" style:font-weight-asian="normal" style:font-weight-complex="normal"/>
    </style:style>
    <style:style style:name="T1" style:family="text">
      <style:text-properties fo:language="ru" fo:country="RU"/>
    </style:style>
    <style:style style:name="T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mala Garden View Villas </text:p>
      <text:p text:style-name="P3"/>
      <text:p text:style-name="P3">Villa types and prices </text:p>
      <text:p text:style-name="P4">Type 1: Land plot 252 m2 – 276 m2, built-up area 120 m2, selling price THB 10,268,500 – THB 10,663,400</text:p>
      <text:p text:style-name="P4">Type 2: Land plot 288 m2 – 289 m2, built-up area 120 m2, selling price THB 10,821,800 – THB 10,835,000</text:p>
      <text:p text:style-name="P4">Type 3: Land plot 253 m2, built-up area 133 m2, selling price THB 11,214,830 </text:p>
      <text:p text:style-name="Standard"/>
      <text:p text:style-name="P1">Location</text:p>
      <text:p text:style-name="Standard">7°56'40.5"N 98°17'15.4"E</text:p>
      <text:p text:style-name="Standard">7.944595, 98.287621</text:p>
      <text:p text:style-name="P1"/>
      <text:p text:style-name="Standard"/>
      <text:p text:style-name="P1">Sea distance 1,5 km</text:p>
      <text:p text:style-name="P1">Airport distance 29 km </text:p>
      <text:p text:style-name="P1"/>
      <text:p text:style-name="P1"><text:span text:style-name="T2">Our villas will be completed in Dec 2019.</text:span></text:p>
      <text:p text:style-name="P1"/>
      <text:p text:style-name="P1"/>
      <text:p text:style-name="P1">DESCRIPTION</text:p>
      <text:p text:style-name="P5"/>
      <text:p text:style-name="P3">Affordable Pool Villas in Kamala </text:p>
      <text:p text:style-name="P1"/>
      <text:p text:style-name="P1">A collection of single storeyed private pool villas located in 1,5 km from Kamala beach. Villas are being constructed in contemporary style, combining modern technology and quality materials with the beautifull scenery of Kamala hills. </text:p>
      <text:p text:style-name="P1">The villa estate comprise just 12 villas, covering the land plot of 5,000 sqm adjacent to the main road. This location provides the dwellers with easy access to surrounding facilities of Kamala area and to the beach. The estate will offer its own facilities, including club house, fitness center, 24-hour security and CCTV system.</text:p>
      <text:p text:style-name="P1">Baan Kamala is known as one of the safest beaches on the North-West coast of Phuket Island. The area also has many tourist attractions, including Phuket Fantasea entertainment complex and high end Cafe del Mar beach club. On the same time it's only 10 minutes drive to Patong's night life facilities and 15 minutes drive to the luxury surroundings and attractions of Laguna area. </text:p>
      <text:p text:style-name="P3"/>
      <text:p text:style-name="P6">Доступные виллы в Камале </text:p>
      <text:p text:style-name="P6"/>
      <text:p text:style-name="P1"><text:span text:style-name="T1">Небольшой комплекс</text:span> одноэтажных вилл расположен в 1,5 км от пляжа Камала. Виллы строятся в современном стиле, сочетая современные технологии и качественные материалы с прекрасными пейзажами <text:span text:style-name="T1">окружающих </text:span>холмов.</text:p>
      <text:p text:style-name="P1"><text:span text:style-name="T1">Комплекс</text:span> включает в себя только 12 вилл <text:span text:style-name="T1">на</text:span> земельн<text:span text:style-name="T1">ом</text:span> участок<text:span text:style-name="T1">е общей</text:span> площадью 5000 кв.м., <text:span text:style-name="T1">который прмыкает</text:span> к дороге, <text:span text:style-name="T1">ведущей к пляжу</text:span>. <text:span text:style-name="T1">Месторапосположение </text:span>обеспечивает жителям легкий доступ к<text:span text:style-name="T1">о всей инфраструктуре</text:span> района Камала и к пляжу. <text:span text:style-name="T1">Комплекс</text:span> будет <text:span text:style-name="T1">оснащен</text:span> собственны<text:span text:style-name="T1">ми </text:span><text:s/>удобства<text:span text:style-name="T1">ми</text:span>, включая <text:span text:style-name="T1">сеймейный клуб</text:span>, фитнес-центр, круглосуточную охрану и систему видеонаблюдения.</text:p>
      <text:p text:style-name="P1">Baan Kamala известен как один из самых безопасных пляжей на северо-западном побережье острова Пхукет. В этом районе также есть множество туристических достопримечательностей, включая развлекательный комплекс Phuket Fantasea и пляжный клуб Cafe del Mar. В то же время он находится всего в 10 минутах езды от ночных заведений Патонг<text:span text:style-name="T1">а</text:span> и в 15 минутах езды от роскошных окрестностей и достопримечательностей Лагун<text:span text:style-name="T1">ы</text:span>.</text:p>
      <text:p text:style-name="P1"/>
      <text:p text:style-name="P7">Three Bedroom Pool Villa in Kamala </text:p>
      <text:p text:style-name="P8">A single storeyed private pool villa is located in 1,5 km from Kamala beach. Villa is being constructed in contemporary style, combining modern technology and quality materials with the beautifull scenery of Kamala hills. </text:p>
      <text:p text:style-name="P8">The villa estate comprise just 12 villas, covering the land plot of 5,000 sqm adjacent to the main road. This location provides the dwellers with easy access to surrounding facilities of Kamala area and to the beach. The estate will offer its own facilities, including club house, fitness center, 24-hour security and CCTV system.</text:p>
      <text:p text:style-name="P8"/>
      <text:p text:style-name="P9">Трехспальная вилла с частным бассейном в Камале </text:p>
      <text:p text:style-name="P10">Одноэтажная вилла расположена в 1,5 км от пляжа Камала. Виллы комплекса строятся в современном стиле, сочетая качественные материалы и технологии с прекрасными пейзажами окружающих холмов.</text:p>
      <text:p text:style-name="P10"><text:soft-page-break/>Комплекс включает в себя только 12 вилл на земельном участке общей площадью 5000 кв.м., который примыкает к дороге, ведущей к пляжу. Месторапосположение обеспечивает жителям легкий доступ ко всей инфраструктуре района Камала и к пляжу. Комплекс будет оснащен собственными <text:s/>удобствами, включая сеймейный клуб, фитнес-центр, круглосуточную охрану и систему видеонаблюдения.</text:p>
      <text:p text:style-name="P1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0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iland Property</meta:initial-creator>
    <meta:creation-date>2018-06-26T10:11:31.42</meta:creation-date>
    <dc:date>2018-08-17T16:14:42.77</dc:date>
    <meta:editing-duration>PT6H55M26S</meta:editing-duration>
    <meta:editing-cycles>16</meta:editing-cycles>
    <meta:generator>OpenOffice/4.1.5$Win32 OpenOffice.org_project/415m1$Build-9789</meta:generator>
    <meta:document-statistic meta:table-count="0" meta:image-count="0" meta:object-count="0" meta:page-count="2" meta:paragraph-count="26" meta:word-count="554" meta:character-count="3661"/>
  </office:meta>
</office:document-meta>
</file>